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48pt" style:font-size-asian="48pt" style:font-size-complex="48pt"/>
    </style:style>
    <style:style style:name="P2" style:parent-style-name="Standaard" style:family="paragraph">
      <style:text-properties fo:font-size="14pt" style:font-size-asian="14pt" style:font-size-complex="14pt"/>
    </style:style>
    <style:style style:name="P3" style:parent-style-name="Standaard" style:family="paragraph">
      <style:text-properties fo:font-size="14pt" style:font-size-asian="14pt" style:font-size-complex="14pt"/>
    </style:style>
    <style:style style:name="T4" style:parent-style-name="Standaardalinea-lettertype" style:family="text">
      <style:text-properties fo:font-weight="bold" style:font-weight-asian="bold" style:font-weight-complex="bold" fo:font-size="24pt" style:font-size-asian="24pt" style:font-size-complex="24pt"/>
    </style:style>
    <style:style style:name="T5" style:parent-style-name="Standaardalinea-lettertype" style:family="text">
      <style:text-properties fo:font-size="14pt" style:font-size-asian="14pt" style:font-size-complex="14pt"/>
    </style:style>
    <style:style style:name="T6" style:parent-style-name="Standaardalinea-lettertype" style:family="text">
      <style:text-properties fo:font-weight="bold" style:font-weight-asian="bold" style:font-weight-complex="bold" fo:font-size="24pt" style:font-size-asian="24pt" style:font-size-complex="24pt"/>
    </style:style>
    <style:style style:name="T7" style:parent-style-name="Standaardalinea-lettertype" style:family="text">
      <style:text-properties fo:font-size="14pt" style:font-size-asian="14pt" style:font-size-complex="14pt"/>
    </style:style>
    <style:style style:name="T8" style:parent-style-name="Standaardalinea-lettertype" style:family="text">
      <style:text-properties fo:font-weight="bold" style:font-weight-asian="bold" style:font-weight-complex="bold" fo:font-size="24pt" style:font-size-asian="24pt" style:font-size-complex="24pt"/>
    </style:style>
    <style:style style:name="T9" style:parent-style-name="Standaardalinea-lettertype" style:family="text">
      <style:text-properties fo:font-size="14pt" style:font-size-asian="14pt" style:font-size-complex="14pt"/>
    </style:style>
    <style:style style:name="T10" style:parent-style-name="Standaardalinea-lettertype" style:family="text">
      <style:text-properties fo:font-weight="bold" style:font-weight-asian="bold" style:font-weight-complex="bold" fo:font-size="24pt" style:font-size-asian="24pt" style:font-size-complex="24pt"/>
    </style:style>
    <style:style style:name="T11" style:parent-style-name="Standaardalinea-lettertype" style:family="text">
      <style:text-properties fo:font-weight="bold" style:font-weight-asian="bold" style:font-weight-complex="bold" fo:font-size="24pt" style:font-size-asian="24pt" style:font-size-complex="24pt"/>
    </style:style>
    <style:style style:name="T12" style:parent-style-name="Standaardalinea-lettertype" style:family="text">
      <style:text-properties fo:font-size="14pt" style:font-size-asian="14pt" style:font-size-complex="14pt"/>
    </style:style>
    <style:style style:name="T13" style:parent-style-name="Standaardalinea-lettertype" style:family="text">
      <style:text-properties fo:font-weight="bold" style:font-weight-asian="bold" style:font-weight-complex="bold" fo:font-size="24pt" style:font-size-asian="24pt" style:font-size-complex="24pt"/>
    </style:style>
    <style:style style:name="T14" style:parent-style-name="Standaardalinea-lettertype" style:family="text">
      <style:text-properties fo:font-weight="bold" style:font-weight-asian="bold" style:font-weight-complex="bold" fo:font-size="24pt" style:font-size-asian="24pt" style:font-size-complex="24pt"/>
    </style:style>
    <style:style style:name="T15" style:parent-style-name="Standaardalinea-lettertype" style:family="text">
      <style:text-properties fo:font-size="14pt" style:font-size-asian="14pt" style:font-size-complex="14pt"/>
    </style:style>
    <style:style style:name="P16" style:parent-style-name="Standaard" style:family="paragraph">
      <style:text-properties fo:font-size="48pt" style:font-size-asian="48pt" style:font-size-complex="48pt"/>
    </style:style>
    <style:style style:name="P17" style:parent-style-name="Standaard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<text:s text:c="3"/>-------SMART-------</text:p>
      <text:p text:style-name="P2">“voor einde van periode 2 wil ik alle studie punten mogelijk halen, Ik zal elk week leren voor dit”</text:p>
      <text:p text:style-name="P3"/>
      <text:p text:style-name="Standaard"><text:span text:style-name="T4">Specifiek: <text:s/></text:span><text:span text:style-name="T5">Ik wil in de komende periode alle studie punten mogelijk halen om op schema te blijven.<text:s/></text:span></text:p>
      <text:p text:style-name="Standaard"><text:span text:style-name="T6">Meetbaar: <text:s/></text:span><text:span text:style-name="T7">ik zal in de eerste 2-3 weken 2 uur besteden aan het maken van opdrachten en leren. En na de 2-3 weken 5 uur besteden</text:span></text:p>
      <text:p text:style-name="Standaard"><text:span text:style-name="T8">Acceptabel: <text:s/></text:span><text:span text:style-name="T9">ik weet dat het haalbaar is om al mijn studie punten te halen omdat ik het in periode 1 ook heb gedaan.</text:span></text:p>
      <text:p text:style-name="Standaard"><text:span text:style-name="T10">Realistisch:</text:span><text:span text:style-name="T11"><text:s text:c="2"/></text:span><text:span text:style-name="T12">ik denk dat dit realistisch is omdat ik genoeg tijd ervoor heb</text:span></text:p>
      <text:p text:style-name="Standaard"><text:span text:style-name="T13">Tijdsgebonden</text:span><text:span text:style-name="T14">: <text:s/></text:span><text:span text:style-name="T15">ik wil aan het einde van periode 2, alle studie punten van die periode gehaald hebben</text:span></text:p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ent Mannes</meta:initial-creator>
    <dc:creator>Brent Mannes</dc:creator>
    <meta:creation-date>2024-11-29T11:15:00Z</meta:creation-date>
    <dc:date>2024-11-29T11:29:00Z</dc:date>
    <meta:template xlink:href="Normal.dotm" xlink:type="simple"/>
    <meta:editing-cycles>1</meta:editing-cycles>
    <meta:editing-duration>PT840S</meta:editing-duration>
    <meta:document-statistic meta:page-count="1" meta:paragraph-count="1" meta:word-count="100" meta:character-count="651" meta:row-count="4" meta:non-whitespace-character-count="552"/>
  </office:meta>
</office:document-meta>
</file>